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Dimension_20_Lines" draw:marker-start-width="1.905cm" draw:marker-end="Dimension_20_Lines" draw:marker-end-width="1.905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26cm" fo:min-width="0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6.785cm" fo:min-width="0cm" fo:padding-top="0.177cm" fo:padding-bottom="0.177cm" fo:padding-left="0.302cm" fo:padding-right="0.302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4.035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1.625cm" fo:min-width="0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66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4.2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6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0.5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2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4cm" fo:min-width="0cm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935cm" fo:min-width="0cm" fo:padding-top="0.177cm" fo:padding-bottom="0.177cm" fo:padding-left="0.302cm" fo:padding-right="0.302cm"/>
    </style:style>
    <style:style style:name="gr18" style:family="graphic" style:parent-style-name="standard">
      <style:graphic-properties draw:stroke="dash" draw:stroke-dash="Dot" svg:stroke-width="0.212cm" svg:stroke-color="#ba55d3" draw:marker-start-width="0.517cm" draw:marker-end-width="0.517cm" draw:fill="hatch" draw:fill-color="#ba55d3" draw:fill-hatch-name="Hatching_20_1" draw:textarea-horizontal-align="justify" draw:textarea-vertical-align="middle" draw:auto-grow-height="false" fo:min-height="1.445cm" fo:min-width="0.941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hatch" draw:fill-color="#ba55d3" draw:fill-hatch-name="Hatching_20_1"/>
      <style:paragraph-properties fo:text-align="center"/>
    </style:style>
    <style:style style:name="T1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style:letter-kerning="true" style:font-name-asian="Liberation Sans2" style:font-size-asian="16pt" style:font-style-asian="normal" style:font-name-complex="Liberation Sans2" style:font-size-complex="16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text-shadow="none" style:text-underline-style="none" style:letter-kerning="true" style:font-name-asian="Liberation Sans2" style:font-size-asian="16pt" style:font-name-complex="Liberation Sans2" style:font-size-complex="1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italic" fo:text-shadow="none" style:text-underline-style="none" style:letter-kerning="true" style:font-name-asian="Liberation Sans2" style:font-size-asian="16pt" style:font-style-asian="italic" style:font-name-complex="Liberation Sans2" style:font-size-complex="16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17" style:family="text">
      <style:text-properties style:text-position="-33% 58%" fo:font-size="16pt" style:font-size-asian="16pt" style:font-size-complex="16pt"/>
    </style:style>
    <style:style style:name="T18" style:family="text">
      <style:text-properties style:text-position="0% 100%" fo:font-size="16pt" style:font-size-asian="16pt" style:font-size-complex="16pt"/>
    </style:style>
    <style:style style:name="T19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7cm" svg:y1="9.417cm" svg:x2="4.864cm" svg:y2="9.39cm">
          <text:p/>
        </draw:line>
        <draw:line draw:style-name="gr1" draw:text-style-name="P1" draw:layer="layout" svg:x1="4.61cm" svg:y1="9.39cm" svg:x2="25.257cm" svg:y2="9.382cm">
          <text:p/>
        </draw:line>
        <draw:frame draw:style-name="gr2" draw:text-style-name="P2" draw:layer="layout" svg:width="0.68cm" svg:height="0.962cm" svg:x="9.309cm" svg:y="0.489cm">
          <draw:text-box>
            <text:p><text:s/></text:p>
          </draw:text-box>
        </draw:frame>
        <draw:frame draw:style-name="gr3" draw:text-style-name="P3" draw:layer="layout" svg:width="14.605cm" svg:height="2.54cm" svg:x="8.62cm" svg:y="12.819cm">
          <draw:text-box>
            <text:p><text:span text:style-name="T1"><text:s text:c="2"/></text:span><text:span text:style-name="T1">Ɣ <text:s text:c="24"/>+ <text:s text:c="12"/>ρ</text:span></text:p>
          </draw:text-box>
        </draw:frame>
        <draw:custom-shape draw:style-name="gr4" draw:text-style-name="P4" draw:layer="layout" svg:width="1.151cm" svg:height="14.96cm" draw:transform="rotate (-1.5707963267949) translate (17.23cm 11.643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1.151cm" svg:height="7.531cm" draw:transform="rotate (-1.5707963267949) translate (25cm 11.634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14.732cm" svg:height="3.806cm" svg:x="0.746cm" svg:y="14.051cm">
          <draw:text-box>
            <text:p text:style-name="P5"><text:span text:style-name="T2">We do not differentiate between a saccade and a fixation as the location of a look is determined at the onset of a saccade. </text:span><text:span text:style-name="T3">Ɣ determines the time between look onset and the cognitive mechanism initiating the next look</text:span></text:p>
          </draw:text-box>
        </draw:frame>
        <draw:frame draw:style-name="gr7" draw:text-style-name="P7" draw:layer="layout" svg:width="12.097cm" svg:height="3.806cm" svg:x="15.17cm" svg:y="14.051cm">
          <draw:text-box>
            <text:p text:style-name="P1"><text:span text:style-name="T4">Following the cognitive mechanism to initiate a look is a period of oculomotor delay. During this period, the subject remains fixated on the current object</text:span></text:p>
          </draw:text-box>
        </draw:frame>
        <draw:connector draw:style-name="gr8" draw:text-style-name="P8" draw:layer="layout" draw:type="curve" draw:line-skew="1.295cm" svg:x1="13.789cm" svg:y1="3.385cm" svg:x2="17.321cm" svg:y2="7.726cm" draw:start-shape="id1" svg:d="M13789 3385c4966 0 3201 4341 3532 4341" svg:viewBox="0 0 3579 4342">
          <text:p/>
        </draw:connector>
        <draw:frame draw:style-name="gr9" draw:text-style-name="P6" xml:id="id1" draw:id="id1" draw:layer="layout" svg:width="12.954cm" svg:height="4.285cm" svg:x="0.835cm" svg:y="1.243cm">
          <draw:text-box>
            <text:p text:style-name="P5"><text:span text:style-name="T5">At some point, the subject makes a decision to initiate a look to a different location. This is the </text:span><text:span text:style-name="T6">cognitive mechanism</text:span><text:span text:style-name="T2"> we are trying to recover. This mechanism occurring at time t</text:span><text:span text:style-name="T7">0</text:span><text:span text:style-name="T2">+</text:span><text:span text:style-name="T8">Ɣ</text:span><text:span text:style-name="T9"> will lead to a fixation on the target with probability f</text:span><text:span text:style-name="T10">θ</text:span><text:span text:style-name="T2">(t</text:span><text:span text:style-name="T7">0</text:span><text:span text:style-name="T2">+</text:span><text:span text:style-name="T11">Ɣ)</text:span></text:p>
          </draw:text-box>
        </draw:frame>
        <draw:custom-shape draw:style-name="gr10" draw:text-style-name="P4" draw:layer="layout" svg:width="1.143cm" svg:height="23.187cm" draw:transform="rotate (-1.5707963267949) translate (25.381cm 16.747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6" draw:layer="layout" svg:width="25.432cm" svg:height="2.914cm" svg:x="1.508cm" svg:y="17.864cm">
          <draw:text-box>
            <text:p text:style-name="P5"><text:span text:style-name="T12">The duration of a single look includes both the </text:span><text:span text:style-name="T13">saccade</text:span><text:span text:style-name="T11"> and </text:span><text:span text:style-name="T13">fixation</text:span><text:span text:style-name="T11"> and is of length Ɣ+ρ. In the </text:span><text:span text:style-name="T14">proportion of fixation</text:span><text:span text:style-name="T8"> </text:span><text:span text:style-name="T14">method</text:span><text:span text:style-name="T8">, this entire duration is marked as {0,1}. When ρ = 0, Ɣ represents the </text:span><text:span text:style-name="T14">added observation bias</text:span><text:span text:style-name="T15">. </text:span><text:span text:style-name="T8">When <text:s/>ρ ≠ 0, ρ contributes to both </text:span><text:span text:style-name="T14">added observation bias</text:span><text:span text:style-name="T8">, as well as the </text:span><text:span text:style-name="T14">delayed observation bias</text:span><text:span text:style-name="T8">, which impacts both methods</text:span></text:p>
          </draw:text-box>
        </draw:frame>
        <draw:connector draw:style-name="gr8" draw:text-style-name="P8" draw:layer="layout" draw:type="curve" svg:x1="22.284cm" svg:y1="5.572cm" svg:x2="24.941cm" svg:y2="8.114cm" draw:start-shape="id2" svg:d="M22284 5572c0 2281 2657 1011 2657 2542" svg:viewBox="0 0 2658 2543">
          <text:p/>
        </draw:connector>
        <draw:frame draw:style-name="gr12" draw:text-style-name="P6" xml:id="id2" draw:id="id2" draw:layer="layout" svg:width="10.057cm" svg:height="4.496cm" svg:x="17.256cm" svg:y="1.076cm">
          <draw:text-box>
            <text:p text:style-name="P5"><text:span text:style-name="T2"><text:s/></text:span><text:span text:style-name="T2">A look concludes at time t</text:span><text:span text:style-name="T7">0</text:span><text:span text:style-name="T2">+</text:span><text:span text:style-name="T8">Ɣ</text:span><text:span text:style-name="T2">+</text:span><text:span text:style-name="T8">ρ. The offset of one look corresponds with the onset of the subsequent look. As its location was determined at time </text:span><text:span text:style-name="T2"><text:s/>t</text:span><text:span text:style-name="T7">0</text:span><text:span text:style-name="T2">+</text:span><text:span text:style-name="T8">Ɣ,</text:span><text:span text:style-name="T11"> this next look will have a </text:span><text:span text:style-name="T14">delayed observation bias</text:span><text:span text:style-name="T8"> of size </text:span><text:span text:style-name="T16">ρ. </text:span></text:p>
          </draw:text-box>
        </draw:frame>
        <draw:connector draw:style-name="gr8" draw:text-style-name="P8" draw:layer="layout" draw:type="curve" svg:x1="4.402cm" svg:y1="6.084cm" svg:x2="3.375cm" svg:y2="7.65cm" draw:start-shape="id3" draw:start-glue-point="3" draw:end-shape="id4" draw:end-glue-point="5" svg:d="M4402 6084c-685 0-1027 522-1027 1566" svg:viewBox="0 0 1028 1567">
          <text:p/>
        </draw:connector>
        <draw:frame draw:style-name="gr13" draw:text-style-name="P7" xml:id="id3" draw:id="id3" draw:layer="layout" svg:width="12.657cm" svg:height="2.895cm" svg:x="4.402cm" svg:y="4.637cm">
          <draw:text-box>
            <text:p text:style-name="P1"><text:span text:style-name="T4"/></text:p>
            <text:p text:style-name="P1"><text:span text:style-name="T4">A look onset begins with the launching of a saccade at time t</text:span><text:span text:style-name="T17">0</text:span><text:span text:style-name="T18">. For the </text:span><text:span text:style-name="T19">look onset</text:span><text:span text:style-name="T20"> </text:span><text:span text:style-name="T19">method</text:span><text:span text:style-name="T20">, this is the only data point we consider</text:span></text:p>
          </draw:text-box>
        </draw:frame>
        <draw:frame draw:style-name="gr14" draw:text-style-name="P10" draw:layer="layout" svg:width="1.01cm" svg:height="1.305cm" svg:x="1.743cm" svg:y="10.406cm">
          <draw:text-box>
            <text:p text:style-name="P9"><text:span text:style-name="T21">t</text:span><text:span text:style-name="T22">0</text:span></text:p>
          </draw:text-box>
        </draw:frame>
        <draw:frame draw:style-name="gr15" draw:text-style-name="P11" draw:layer="layout" svg:width="2.391cm" svg:height="1.932cm" svg:x="16.243cm" svg:y="10.407cm">
          <draw:text-box>
            <text:p text:style-name="P9"><text:span text:style-name="T23">t</text:span><text:span text:style-name="T24">0 </text:span><text:span text:style-name="T25">+ </text:span><text:span text:style-name="T26">Ɣ</text:span></text:p>
          </draw:text-box>
        </draw:frame>
        <draw:frame draw:style-name="gr16" draw:text-style-name="P11" draw:layer="layout" svg:width="3.535cm" svg:height="1.424cm" svg:x="23.144cm" svg:y="10.371cm">
          <draw:text-box>
            <text:p text:style-name="P9"><text:span text:style-name="T23">t</text:span><text:span text:style-name="T24">0 </text:span><text:span text:style-name="T25">+ </text:span><text:span text:style-name="T26">Ɣ + ρ </text:span></text:p>
          </draw:text-box>
        </draw:frame>
        <draw:custom-shape draw:style-name="gr17" draw:text-style-name="P4" xml:id="id4" draw:id="id4" draw:layer="measurelines" svg:width="0.582cm" svg:height="2.413cm" draw:transform="rotate (-1.5707963267949) translate (4.58cm 7.649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2" draw:layer="layout" svg:width="1.651cm" svg:height="1.905cm" svg:x="16.494cm" svg:y="8.3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ba55d3" draw:distance="0.102cm" draw:rotation="45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hatch" draw:fill-color="#729fcf" draw:fill-hatch-name="Hatching_20_1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10T19:28:47.627253652</meta:creation-date>
    <dc:date>2023-03-06T17:54:55.867070739</dc:date>
    <dc:creator>Collin </dc:creator>
    <meta:editing-duration>PT3H51M36S</meta:editing-duration>
    <meta:editing-cycles>12</meta:editing-cycles>
    <meta:generator>LibreOffice/6.4.7.2$Linux_X86_64 LibreOffice_project/40$Build-2</meta:generator>
    <meta:document-statistic meta:object-count="21"/>
  </office:meta>
</office:document-meta>
</file>